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fo:text-align="justify" style:justify-single-word="false"/>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paragraph-rsid="001c441c"/>
    </style:style>
    <style:style style:name="P5" style:family="paragraph" style:parent-style-name="Standard">
      <style:paragraph-properties fo:line-height="150%" fo:text-align="justify" style:justify-single-word="false"/>
      <style:text-properties style:font-name="Times New Roman2"/>
    </style:style>
    <style:style style:name="P6" style:family="paragraph" style:parent-style-name="Standard">
      <style:paragraph-properties fo:line-height="150%" fo:text-align="justify" style:justify-single-word="false"/>
      <style:text-properties style:font-name="Times New Roman2" officeooo:paragraph-rsid="002e50a6"/>
    </style:style>
    <style:style style:name="P7" style:family="paragraph" style:parent-style-name="Standard">
      <style:paragraph-properties fo:line-height="150%" fo:text-align="justify" style:justify-single-word="false"/>
      <style:text-properties style:font-name="Times New Roman2" officeooo:paragraph-rsid="0016f48d"/>
    </style:style>
    <style:style style:name="P8" style:family="paragraph" style:parent-style-name="Standard">
      <style:paragraph-properties fo:line-height="150%" fo:text-align="justify" style:justify-single-word="false"/>
      <style:text-properties style:font-name="Times New Roman2" officeooo:paragraph-rsid="00311bf5"/>
    </style:style>
    <style:style style:name="P9" style:family="paragraph" style:parent-style-name="Standard">
      <style:paragraph-properties fo:line-height="150%" fo:text-align="justify" style:justify-single-word="false"/>
      <style:text-properties style:font-name="Times New Roman2" officeooo:paragraph-rsid="00343d8a"/>
    </style:style>
    <style:style style:name="P10" style:family="paragraph" style:parent-style-name="Standard">
      <style:paragraph-properties fo:line-height="150%"/>
      <style:text-properties style:font-name="Times New Roman2" officeooo:rsid="0017508d" officeooo:paragraph-rsid="001c441c"/>
    </style:style>
    <style:style style:name="P11" style:family="paragraph" style:parent-style-name="Standard">
      <style:text-properties style:font-name="Times New Roman2" officeooo:rsid="0017508d" officeooo:paragraph-rsid="001c441c"/>
    </style:style>
    <style:style style:name="P12" style:family="paragraph" style:parent-style-name="Standard">
      <style:paragraph-properties fo:line-height="150%"/>
      <style:text-properties style:font-name="Times New Roman2" officeooo:rsid="0019a987" officeooo:paragraph-rsid="001c441c"/>
    </style:style>
    <style:style style:name="P13" style:family="paragraph" style:parent-style-name="Standard">
      <style:text-properties style:font-name="Times New Roman2" officeooo:paragraph-rsid="001c441c"/>
    </style:style>
    <style:style style:name="P14" style:family="paragraph" style:parent-style-name="Standard">
      <style:paragraph-properties fo:line-height="150%"/>
      <style:text-properties style:font-name="Times New Roman2" fo:language="en" fo:country="US" officeooo:rsid="0017a145" officeooo:paragraph-rsid="001c441c"/>
    </style:style>
    <style:style style:name="P15" style:family="paragraph" style:parent-style-name="Standard">
      <style:paragraph-properties fo:line-height="150%"/>
      <style:text-properties style:font-name="Times New Roman2" fo:language="en" fo:country="US" officeooo:rsid="004c5174" officeooo:paragraph-rsid="004c5174"/>
    </style:style>
    <style:style style:name="P16" style:family="paragraph" style:parent-style-name="Standard">
      <style:paragraph-properties fo:line-height="150%"/>
      <style:text-properties style:font-name="Times New Roman2" officeooo:rsid="0017a145" officeooo:paragraph-rsid="001c441c"/>
    </style:style>
    <style:style style:name="P17" style:family="paragraph" style:parent-style-name="Standard">
      <style:paragraph-properties fo:line-height="150%"/>
      <style:text-properties style:font-name="Times New Roman2" fo:language="de" fo:country="DE" officeooo:rsid="004f2c1a" officeooo:paragraph-rsid="004f2c1a"/>
    </style:style>
    <style:style style:name="P18"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9"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20" style:family="paragraph" style:parent-style-name="Standard">
      <style:paragraph-properties fo:line-height="150%" fo:text-align="justify" style:justify-single-word="false"/>
      <style:text-properties style:font-name="Times New Roman2" officeooo:rsid="001b0015" officeooo:paragraph-rsid="001b0015"/>
    </style:style>
    <style:style style:name="P21" style:family="paragraph" style:parent-style-name="Standard">
      <style:paragraph-properties fo:line-height="150%" fo:text-align="justify" style:justify-single-word="false"/>
      <style:text-properties style:font-name="Times New Roman2" officeooo:rsid="001c5df0" officeooo:paragraph-rsid="001c5df0"/>
    </style:style>
    <style:style style:name="P22" style:family="paragraph" style:parent-style-name="Standard">
      <style:paragraph-properties fo:line-height="150%" fo:text-align="justify" style:justify-single-word="false"/>
      <style:text-properties style:font-name="Times New Roman2" officeooo:rsid="00220a1a" officeooo:paragraph-rsid="00220a1a"/>
    </style:style>
    <style:style style:name="P23" style:family="paragraph" style:parent-style-name="Standard">
      <style:paragraph-properties fo:line-height="150%" fo:text-align="justify" style:justify-single-word="false"/>
      <style:text-properties style:font-name="Times New Roman2" officeooo:rsid="001d3913" officeooo:paragraph-rsid="001d3913"/>
    </style:style>
    <style:style style:name="P24" style:family="paragraph" style:parent-style-name="Standard">
      <style:paragraph-properties fo:line-height="150%" fo:text-align="justify" style:justify-single-word="false"/>
      <style:text-properties style:font-name="Times New Roman2" officeooo:rsid="001e31e6" officeooo:paragraph-rsid="001e31e6"/>
    </style:style>
    <style:style style:name="P25" style:family="paragraph" style:parent-style-name="Standard">
      <style:paragraph-properties fo:line-height="150%" fo:text-align="justify" style:justify-single-word="false"/>
      <style:text-properties style:font-name="Times New Roman2" officeooo:rsid="001efa0d" officeooo:paragraph-rsid="001efa0d"/>
    </style:style>
    <style:style style:name="P26" style:family="paragraph" style:parent-style-name="Standard">
      <style:paragraph-properties fo:line-height="150%" fo:text-align="justify" style:justify-single-word="false"/>
      <style:text-properties style:font-name="Times New Roman2" officeooo:rsid="00343d8a" officeooo:paragraph-rsid="00343d8a"/>
    </style:style>
    <style:style style:name="P27" style:family="paragraph" style:parent-style-name="Standard">
      <style:paragraph-properties fo:line-height="150%" fo:text-align="justify" style:justify-single-word="false"/>
      <style:text-properties style:font-name="Times New Roman2" officeooo:rsid="003a6879" officeooo:paragraph-rsid="003a6879"/>
    </style:style>
    <style:style style:name="P28" style:family="paragraph" style:parent-style-name="Standard">
      <style:paragraph-properties fo:line-height="150%" fo:text-align="justify" style:justify-single-word="false"/>
      <style:text-properties style:font-name="Times New Roman2" officeooo:rsid="004398cb" officeooo:paragraph-rsid="004398cb"/>
    </style:style>
    <style:style style:name="P29" style:family="paragraph" style:parent-style-name="Standard">
      <style:paragraph-properties fo:line-height="150%" fo:text-align="justify" style:justify-single-word="false"/>
      <style:text-properties style:font-name="Times New Roman2" officeooo:rsid="0043adb6" officeooo:paragraph-rsid="0043adb6"/>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1c441c"/>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style:text-properties officeooo:paragraph-rsid="0061d0cd"/>
    </style:style>
    <style:style style:name="P34" style:family="paragraph" style:parent-style-name="Standard">
      <style:paragraph-properties fo:line-height="150%" fo:text-align="justify" style:justify-single-word="false"/>
    </style:style>
    <style:style style:name="P35"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6" style:family="paragraph" style:parent-style-name="Standard">
      <style:paragraph-properties fo:line-height="150%" fo:text-align="justify" style:justify-single-word="false"/>
      <style:text-properties officeooo:paragraph-rsid="007f99d7"/>
    </style:style>
    <style:style style:name="P37" style:family="paragraph" style:parent-style-name="Standard">
      <style:paragraph-properties fo:line-height="150%" fo:text-align="justify" style:justify-single-word="false"/>
      <style:text-properties officeooo:rsid="005a3667" officeooo:paragraph-rsid="005a3667"/>
    </style:style>
    <style:style style:name="P38"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39"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0" style:family="paragraph" style:parent-style-name="Standard">
      <style:paragraph-properties fo:line-height="150%" fo:text-align="justify" style:justify-single-word="false"/>
      <style:text-properties officeooo:rsid="0068f6cd" officeooo:paragraph-rsid="0068f6cd"/>
    </style:style>
    <style:style style:name="P41" style:family="paragraph" style:parent-style-name="Standard">
      <style:paragraph-properties fo:line-height="150%" fo:text-align="justify" style:justify-single-word="false"/>
      <style:text-properties officeooo:rsid="00467c06" officeooo:paragraph-rsid="00471fca"/>
    </style:style>
    <style:style style:name="P42" style:family="paragraph" style:parent-style-name="Standard">
      <style:paragraph-properties fo:line-height="150%" fo:text-align="justify" style:justify-single-word="false"/>
      <style:text-properties fo:language="de" fo:country="DE" officeooo:rsid="004f2c1a" officeooo:paragraph-rsid="00471fca"/>
    </style:style>
    <style:style style:name="P43" style:family="paragraph" style:parent-style-name="Standard">
      <style:paragraph-properties fo:line-height="150%" fo:text-align="justify" style:justify-single-word="false"/>
      <style:text-properties officeooo:rsid="004f2c1a" officeooo:paragraph-rsid="00554ec5"/>
    </style:style>
    <style:style style:name="P44" style:family="paragraph" style:parent-style-name="Standard">
      <style:paragraph-properties fo:line-height="150%" fo:text-align="justify" style:justify-single-word="false"/>
      <style:text-properties officeooo:rsid="0050c95e" officeooo:paragraph-rsid="0050c95e"/>
    </style:style>
    <style:style style:name="P45"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6" style:family="paragraph" style:parent-style-name="Standard">
      <style:paragraph-properties fo:line-height="150%" fo:text-align="justify" style:justify-single-word="false"/>
      <style:text-properties officeooo:rsid="0075bbf6" officeooo:paragraph-rsid="0075bbf6"/>
    </style:style>
    <style:style style:name="P47" style:family="paragraph" style:parent-style-name="Standard">
      <style:paragraph-properties fo:line-height="150%" fo:text-align="justify" style:justify-single-word="false"/>
      <style:text-properties officeooo:rsid="007d6441" officeooo:paragraph-rsid="007d6441"/>
    </style:style>
    <style:style style:name="P48"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49" style:family="paragraph" style:parent-style-name="Text_20_body">
      <style:text-properties style:font-name="Times New Roman2"/>
    </style:style>
    <style:style style:name="P50" style:family="paragraph" style:parent-style-name="Text_20_body">
      <style:text-properties style:font-name="Times New Roman2" officeooo:paragraph-rsid="001c441c"/>
    </style:style>
    <style:style style:name="P51" style:family="paragraph" style:parent-style-name="Text_20_body">
      <style:text-properties style:font-name="Times New Roman2" officeooo:rsid="0016f48d" officeooo:paragraph-rsid="001c441c"/>
    </style:style>
    <style:style style:name="P52" style:family="paragraph" style:parent-style-name="Text_20_body">
      <style:paragraph-properties fo:line-height="150%"/>
    </style:style>
    <style:style style:name="P53" style:family="paragraph" style:parent-style-name="Text_20_body">
      <style:paragraph-properties fo:line-height="150%"/>
      <style:text-properties officeooo:rsid="00511290" officeooo:paragraph-rsid="00511290"/>
    </style:style>
    <style:style style:name="P54" style:family="paragraph" style:parent-style-name="Text_20_body">
      <style:paragraph-properties fo:line-height="150%"/>
      <style:text-properties officeooo:rsid="00511290" officeooo:paragraph-rsid="00530851"/>
    </style:style>
    <style:style style:name="P55" style:family="paragraph" style:parent-style-name="Text_20_body">
      <style:paragraph-properties fo:line-height="150%"/>
      <style:text-properties officeooo:rsid="00550731" officeooo:paragraph-rsid="00550731"/>
    </style:style>
    <style:style style:name="P56" style:family="paragraph" style:parent-style-name="Text_20_body">
      <style:paragraph-properties fo:line-height="150%"/>
      <style:text-properties officeooo:rsid="005a3667" officeooo:paragraph-rsid="005a3667"/>
    </style:style>
    <style:style style:name="P57" style:family="paragraph" style:parent-style-name="Text_20_body">
      <style:paragraph-properties fo:line-height="150%"/>
      <style:text-properties officeooo:rsid="007637b8" officeooo:paragraph-rsid="007637b8"/>
    </style:style>
    <style:style style:name="P58" style:family="paragraph" style:parent-style-name="Text_20_body">
      <style:paragraph-properties fo:line-height="150%"/>
      <style:text-properties officeooo:rsid="00808326" officeooo:paragraph-rsid="00808326"/>
    </style:style>
    <style:style style:name="P59" style:family="paragraph" style:parent-style-name="Footnote">
      <style:text-properties fo:language="en" fo:country="US" officeooo:rsid="00367eae" officeooo:paragraph-rsid="00367eae"/>
    </style:style>
    <style:style style:name="P60" style:family="paragraph" style:parent-style-name="Footnote">
      <style:text-properties fo:language="en" fo:country="US" officeooo:rsid="003716c5" officeooo:paragraph-rsid="003716c5"/>
    </style:style>
    <style:style style:name="P61" style:family="paragraph" style:parent-style-name="Footnote">
      <style:text-properties officeooo:rsid="0057aba5" officeooo:paragraph-rsid="0057aba5"/>
    </style:style>
    <style:style style:name="P62" style:family="paragraph" style:parent-style-name="Footnote">
      <style:text-properties officeooo:rsid="005a3667" officeooo:paragraph-rsid="005a3667"/>
    </style:style>
    <style:style style:name="P63" style:family="paragraph" style:parent-style-name="Footnote">
      <style:text-properties officeooo:rsid="007637b8" officeooo:paragraph-rsid="007637b8"/>
    </style:style>
    <style:style style:name="P64" style:family="paragraph" style:parent-style-name="Footnote">
      <style:text-properties officeooo:rsid="0082149b" officeooo:paragraph-rsid="0082149b"/>
    </style:style>
    <style:style style:name="P65"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66"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67"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68" style:family="paragraph" style:parent-style-name="Heading_20_1">
      <style:paragraph-properties fo:line-height="150%" fo:text-align="justify" style:justify-single-word="false"/>
      <style:text-properties officeooo:rsid="0044bb3b" officeooo:paragraph-rsid="0044bb3b"/>
    </style:style>
    <style:style style:name="P69" style:family="paragraph" style:parent-style-name="Heading_20_1">
      <style:paragraph-properties fo:line-height="150%"/>
    </style:style>
    <style:style style:name="P70" style:family="paragraph" style:parent-style-name="Heading_20_1">
      <style:paragraph-properties fo:line-height="150%" fo:break-before="page"/>
      <style:text-properties officeooo:rsid="00471fca" officeooo:paragraph-rsid="00471fca"/>
    </style:style>
    <style:style style:name="P71"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72"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73"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74" style:family="paragraph" style:parent-style-name="Heading_20_2">
      <style:paragraph-properties fo:line-height="150%" fo:text-align="justify" style:justify-single-word="false"/>
      <style:text-properties officeooo:rsid="004963a0" officeooo:paragraph-rsid="004963a0"/>
    </style:style>
    <style:style style:name="P75" style:family="paragraph" style:parent-style-name="Heading_20_2">
      <style:paragraph-properties fo:line-height="150%" fo:text-align="justify" style:justify-single-word="false"/>
      <style:text-properties officeooo:rsid="004f2c1a" officeooo:paragraph-rsid="004f2c1a"/>
    </style:style>
    <style:style style:name="P76"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77"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78" style:family="paragraph" style:parent-style-name="Heading_20_3">
      <style:paragraph-properties fo:line-height="150%" fo:text-align="justify" style:justify-single-word="false"/>
      <style:text-properties style:font-name="Times New Roman2"/>
    </style:style>
    <style:style style:name="P79"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80" style:family="paragraph" style:parent-style-name="Standard" style:list-style-name="L1">
      <style:paragraph-properties fo:line-height="150%" fo:text-align="justify" style:justify-single-word="false"/>
      <style:text-properties officeooo:rsid="006a2d2f" officeooo:paragraph-rsid="006a2d2f"/>
    </style:style>
    <style:style style:name="P81"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82"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83"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84"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85"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86"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style:font-name="Times New Roman2"/>
    </style:style>
    <style:style style:name="T9"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 style:family="text">
      <style:text-properties style:font-name="Times New Roman2" fo:language="de" fo:country="DE" fo:font-style="normal" style:font-style-asian="normal" style:font-style-complex="normal"/>
    </style:style>
    <style:style style:name="T11" style:family="text">
      <style:text-properties style:font-name="Times New Roman2" fo:language="de" fo:country="DE" fo:font-style="normal" officeooo:rsid="00530851" style:font-style-asian="normal" style:font-style-complex="normal"/>
    </style:style>
    <style:style style:name="T12" style:family="text">
      <style:text-properties style:font-name="Times New Roman2" fo:language="de" fo:country="DE" fo:font-style="normal" officeooo:rsid="00591be6" style:font-style-asian="normal" style:font-style-complex="normal"/>
    </style:style>
    <style:style style:name="T13" style:family="text">
      <style:text-properties style:font-name="Times New Roman2" fo:language="de" fo:country="DE" fo:font-style="italic" style:font-style-asian="italic" style:font-style-complex="italic"/>
    </style:style>
    <style:style style:name="T14" style:family="text">
      <style:text-properties style:font-name="Times New Roman2" officeooo:rsid="0019a987"/>
    </style:style>
    <style:style style:name="T15" style:family="text">
      <style:text-properties style:font-name="Times New Roman2" officeooo:rsid="001e31e6"/>
    </style:style>
    <style:style style:name="T16" style:family="text">
      <style:text-properties style:font-name="Times New Roman2" officeooo:rsid="003a6879"/>
    </style:style>
    <style:style style:name="T17" style:family="text">
      <style:text-properties style:font-name="Times New Roman2" officeooo:rsid="00367eae"/>
    </style:style>
    <style:style style:name="T18" style:family="text">
      <style:text-properties style:font-name="Times New Roman2" officeooo:rsid="004f2c1a"/>
    </style:style>
    <style:style style:name="T19" style:family="text">
      <style:text-properties style:font-name="Times New Roman2" officeooo:rsid="005cc883"/>
    </style:style>
    <style:style style:name="T20" style:family="text">
      <style:text-properties style:font-name="Times New Roman2" officeooo:rsid="00699479"/>
    </style:style>
    <style:style style:name="T21" style:family="text">
      <style:text-properties style:font-name="Times New Roman2" fo:language="en" fo:country="US"/>
    </style:style>
    <style:style style:name="T22" style:family="text">
      <style:text-properties style:font-name="Times New Roman2" fo:language="en" fo:country="US" officeooo:rsid="00550731"/>
    </style:style>
    <style:style style:name="T23" style:family="text">
      <style:text-properties style:font-name="Times New Roman2" fo:language="en" fo:country="US" fo:font-style="italic" style:font-style-asian="italic" style:font-style-complex="italic"/>
    </style:style>
    <style:style style:name="T24" style:family="text">
      <style:text-properties style:font-name="Times New Roman2" fo:language="en" fo:country="US" fo:font-style="normal" style:font-style-asian="normal" style:font-style-complex="normal"/>
    </style:style>
    <style:style style:name="T25" style:family="text">
      <style:text-properties style:font-name="Times New Roman2" fo:language="en" fo:country="US" fo:font-style="normal" officeooo:rsid="00550731" style:font-style-asian="normal" style:font-style-complex="normal"/>
    </style:style>
    <style:style style:name="T26" style:family="text">
      <style:text-properties style:font-name="Times New Roman2" fo:language="en" fo:country="US" fo:font-style="normal" officeooo:rsid="00530851" style:font-style-asian="normal" style:font-style-complex="normal"/>
    </style:style>
    <style:style style:name="T27" style:family="text">
      <style:text-properties style:font-name="Times New Roman2" officeooo:rsid="00550731"/>
    </style:style>
    <style:style style:name="T28" style:family="text">
      <style:text-properties style:font-name="Times New Roman2" fo:font-size="11pt" style:font-size-asian="11pt" style:font-size-complex="11pt"/>
    </style:style>
    <style:style style:name="T29" style:family="text">
      <style:text-properties officeooo:rsid="0017a145"/>
    </style:style>
    <style:style style:name="T30" style:family="text">
      <style:text-properties fo:language="en" fo:country="US"/>
    </style:style>
    <style:style style:name="T31" style:family="text">
      <style:text-properties fo:language="en" fo:country="US" officeooo:rsid="0019a987"/>
    </style:style>
    <style:style style:name="T32" style:family="text">
      <style:text-properties fo:language="en" fo:country="US" officeooo:rsid="001c441c"/>
    </style:style>
    <style:style style:name="T33" style:family="text">
      <style:text-properties fo:language="en" fo:country="US" officeooo:rsid="0023dd5f"/>
    </style:style>
    <style:style style:name="T34" style:family="text">
      <style:text-properties fo:language="en" fo:country="US" officeooo:rsid="004e0178"/>
    </style:style>
    <style:style style:name="T35" style:family="text">
      <style:text-properties fo:language="en" fo:country="US" officeooo:rsid="0050c95e"/>
    </style:style>
    <style:style style:name="T36" style:family="text">
      <style:text-properties fo:language="en" fo:country="US" officeooo:rsid="005a3667"/>
    </style:style>
    <style:style style:name="T37" style:family="text">
      <style:text-properties fo:language="en" fo:country="US" officeooo:rsid="005cc883"/>
    </style:style>
    <style:style style:name="T38" style:family="text">
      <style:text-properties fo:language="en" fo:country="US" officeooo:rsid="00667a88"/>
    </style:style>
    <style:style style:name="T39" style:family="text">
      <style:text-properties fo:language="en" fo:country="US" fo:font-style="italic" officeooo:rsid="007637b8" style:font-style-asian="italic" style:font-style-complex="italic"/>
    </style:style>
    <style:style style:name="T40" style:family="text">
      <style:text-properties fo:language="en" fo:country="US" fo:font-weight="normal" officeooo:rsid="007f99d7" style:font-weight-asian="normal" style:font-weight-complex="normal"/>
    </style:style>
    <style:style style:name="T41" style:family="text">
      <style:text-properties fo:language="de" fo:country="DE"/>
    </style:style>
    <style:style style:name="T42" style:family="text">
      <style:text-properties fo:language="de" fo:country="DE" officeooo:rsid="001c441c"/>
    </style:style>
    <style:style style:name="T43" style:family="text">
      <style:text-properties fo:language="de" fo:country="DE" officeooo:rsid="001c5df0"/>
    </style:style>
    <style:style style:name="T44" style:family="text">
      <style:text-properties fo:language="de" fo:country="DE" officeooo:rsid="002d5625"/>
    </style:style>
    <style:style style:name="T45" style:family="text">
      <style:text-properties fo:language="de" fo:country="DE" officeooo:rsid="002e50a6"/>
    </style:style>
    <style:style style:name="T46" style:family="text">
      <style:text-properties fo:language="de" fo:country="DE" officeooo:rsid="004e0178"/>
    </style:style>
    <style:style style:name="T47" style:family="text">
      <style:text-properties fo:language="de" fo:country="DE" officeooo:rsid="004f2c1a"/>
    </style:style>
    <style:style style:name="T48" style:family="text">
      <style:text-properties fo:language="de" fo:country="DE" officeooo:rsid="0064863a"/>
    </style:style>
    <style:style style:name="T49" style:family="text">
      <style:text-properties fo:language="de" fo:country="DE" officeooo:rsid="00667a88"/>
    </style:style>
    <style:style style:name="T50" style:family="text">
      <style:text-properties officeooo:rsid="0019a987"/>
    </style:style>
    <style:style style:name="T51" style:family="text">
      <style:text-properties fo:font-size="16pt" style:font-size-asian="14pt" style:font-size-complex="16pt"/>
    </style:style>
    <style:style style:name="T52" style:family="text">
      <style:text-properties fo:font-size="16pt" officeooo:rsid="0019a987" style:font-size-asian="14pt" style:font-size-complex="16pt"/>
    </style:style>
    <style:style style:name="T53" style:family="text">
      <style:text-properties officeooo:rsid="001c441c"/>
    </style:style>
    <style:style style:name="T54" style:family="text">
      <style:text-properties officeooo:rsid="0023dd5f"/>
    </style:style>
    <style:style style:name="T55" style:family="text">
      <style:text-properties officeooo:rsid="00277524"/>
    </style:style>
    <style:style style:name="T56" style:family="text">
      <style:text-properties officeooo:rsid="002828f3"/>
    </style:style>
    <style:style style:name="T57" style:family="text">
      <style:text-properties officeooo:rsid="00311bf5"/>
    </style:style>
    <style:style style:name="T58" style:family="text">
      <style:text-properties officeooo:rsid="003a6879"/>
    </style:style>
    <style:style style:name="T59" style:family="text">
      <style:text-properties officeooo:rsid="003c5775"/>
    </style:style>
    <style:style style:name="T60" style:family="text">
      <style:text-properties officeooo:rsid="0043adb6"/>
    </style:style>
    <style:style style:name="T61" style:family="text">
      <style:text-properties officeooo:rsid="00471fca"/>
    </style:style>
    <style:style style:name="T62" style:family="text">
      <style:text-properties officeooo:rsid="004f2c1a"/>
    </style:style>
    <style:style style:name="T63" style:family="text">
      <style:text-properties style:text-position="0% 100%" style:font-name="Times New Roman2" fo:language="de" fo:country="DE" fo:font-style="normal" style:font-style-asian="normal" style:font-style-complex="normal"/>
    </style:style>
    <style:style style:name="T64" style:family="text">
      <style:text-properties style:text-position="0% 100%" style:font-name="Times New Roman2" fo:language="de" fo:country="DE" fo:font-style="italic" style:font-style-asian="italic" style:font-style-complex="italic"/>
    </style:style>
    <style:style style:name="T65" style:family="text">
      <style:text-properties officeooo:rsid="00554ec5"/>
    </style:style>
    <style:style style:name="T66" style:family="text">
      <style:text-properties officeooo:rsid="0056c329"/>
    </style:style>
    <style:style style:name="T67" style:family="text">
      <style:text-properties officeooo:rsid="0057c85b"/>
    </style:style>
    <style:style style:name="T68" style:family="text">
      <style:text-properties officeooo:rsid="005a3667"/>
    </style:style>
    <style:style style:name="T69" style:family="text">
      <style:text-properties officeooo:rsid="005cc883"/>
    </style:style>
    <style:style style:name="T70" style:family="text">
      <style:text-properties officeooo:rsid="00601c0f"/>
    </style:style>
    <style:style style:name="T71" style:family="text">
      <style:text-properties style:font-name="Liberation Mono1" fo:font-size="11pt" fo:language="en" fo:country="US" fo:font-style="normal" style:font-size-asian="11pt" style:font-style-asian="normal" style:font-size-complex="11pt" style:font-style-complex="normal"/>
    </style:style>
    <style:style style:name="T72"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3" style:family="text">
      <style:text-properties style:font-name="Liberation Mono1" fo:font-size="11pt" fo:language="en" fo:country="US" style:font-size-asian="11pt" style:font-size-complex="11pt"/>
    </style:style>
    <style:style style:name="T74" style:family="text">
      <style:text-properties style:font-name="Liberation Mono1" fo:font-size="11pt" fo:language="en" fo:country="US" officeooo:rsid="00471fca" style:font-size-asian="11pt" style:font-size-complex="11pt"/>
    </style:style>
    <style:style style:name="T75" style:family="text">
      <style:text-properties style:font-name="Liberation Mono1" fo:font-size="11pt" style:font-size-asian="11pt" style:font-size-complex="11pt"/>
    </style:style>
    <style:style style:name="T76" style:family="text">
      <style:text-properties style:font-name="Liberation Mono1" fo:font-size="11pt" officeooo:rsid="00699479" style:font-size-asian="11pt" style:font-size-complex="11pt"/>
    </style:style>
    <style:style style:name="T77" style:family="text">
      <style:text-properties style:font-name="Liberation Mono1" fo:font-size="11pt" officeooo:rsid="00601c0f" style:font-size-asian="11pt" style:font-size-complex="11pt"/>
    </style:style>
    <style:style style:name="T78" style:family="text">
      <style:text-properties style:font-name="Liberation Mono1" fo:font-size="11pt" officeooo:rsid="007e92b1" style:font-size-asian="11pt" style:font-size-complex="11pt"/>
    </style:style>
    <style:style style:name="T79" style:family="text">
      <style:text-properties style:font-name="Liberation Mono1" fo:font-size="11pt" fo:font-style="normal" officeooo:rsid="00601c0f" style:font-size-asian="11pt" style:font-style-asian="normal" style:font-size-complex="11pt" style:font-style-complex="normal"/>
    </style:style>
    <style:style style:name="T80" style:family="text">
      <style:text-properties style:font-name="Liberation Mono1" fo:font-size="11pt" fo:font-weight="normal" officeooo:rsid="007f99d7" style:font-size-asian="11pt" style:font-weight-asian="normal" style:font-size-complex="11pt" style:font-weight-complex="normal"/>
    </style:style>
    <style:style style:name="T81" style:family="text">
      <style:text-properties officeooo:rsid="00667a88"/>
    </style:style>
    <style:style style:name="T82" style:family="text">
      <style:text-properties officeooo:rsid="006f8e39"/>
    </style:style>
    <style:style style:name="T83" style:family="text">
      <style:text-properties officeooo:rsid="005fcb91"/>
    </style:style>
    <style:style style:name="T84" style:family="text">
      <style:text-properties officeooo:rsid="007637b8"/>
    </style:style>
    <style:style style:name="T85" style:family="text">
      <style:text-properties fo:font-style="normal" officeooo:rsid="007637b8" style:font-style-asian="normal" style:font-style-complex="normal"/>
    </style:style>
    <style:style style:name="T86" style:family="text">
      <style:text-properties fo:font-style="normal" officeooo:rsid="00784359" style:font-style-asian="normal" style:font-style-complex="normal"/>
    </style:style>
    <style:style style:name="T87" style:family="text">
      <style:text-properties fo:font-style="normal" officeooo:rsid="0079b37c" style:font-style-asian="normal" style:font-style-complex="normal"/>
    </style:style>
    <style:style style:name="T88" style:family="text">
      <style:text-properties officeooo:rsid="007ad513"/>
    </style:style>
    <style:style style:name="T89" style:family="text">
      <style:text-properties officeooo:rsid="007e92b1"/>
    </style:style>
    <style:style style:name="T90" style:family="text">
      <style:text-properties fo:font-weight="bold" officeooo:rsid="007e92b1" style:font-weight-asian="bold" style:font-weight-complex="bold"/>
    </style:style>
    <style:style style:name="T91" style:family="text">
      <style:text-properties fo:font-weight="bold" officeooo:rsid="007f99d7" style:font-weight-asian="bold" style:font-weight-complex="bold"/>
    </style:style>
    <style:style style:name="T92" style:family="text">
      <style:text-properties fo:font-weight="normal" officeooo:rsid="007f99d7" style:font-weight-asian="normal" style:font-weight-complex="normal"/>
    </style:style>
    <style:style style:name="T93" style:family="text">
      <style:text-properties fo:font-weight="normal" officeooo:rsid="0082e4cb" style:font-weight-asian="normal" style:font-weight-complex="normal"/>
    </style:style>
    <style:style style:name="T94" style:family="text">
      <style:text-properties officeooo:rsid="0083a12a"/>
    </style:style>
    <style:style style:name="T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Deckblatt</text:h>
      <text:p text:style-name="P50"><text:bookmark text:name="user-content-christoph-scheiner-gymnasium-ingolstadt"/>Christoph-Scheiner-Gymnasium Ingolstadt</text:p>
      <text:p text:style-name="P13"><text:span text:style-name="T1">Rahmenthema des wissenschaftspropädeutischen Seminars: </text:span><text:span text:style-name="T3">Programmieren von Android-Apps</text:span></text:p>
      <text:p text:style-name="P51">Leitfach: <text:span text:style-name="T2">Informatik</text:span></text:p>
      <text:p text:style-name="P51">Thema der Arbeit: <text:span text:style-name="T2">Erstellung einer Android-App zum Lernen von Namen mit besonderem Augenmerk auf Datenaustausch mit anderen Systemen</text:span></text:p>
      <text:p text:style-name="P50">Verfass<text:span text:style-name="T1">er: </text:span><text:span text:style-name="T3">Leander Dreier</text:span></text:p>
      <text:p text:style-name="P50">Reifeprüfungsjahrgang: <text:span text:style-name="T2">2017</text:span></text:p>
      <text:p text:style-name="P50">Kursleiter: <text:span text:style-name="T2">OStR Pabst</text:span></text:p>
      <text:p text:style-name="P49">Abgabetermin: <text:span text:style-name="T4">08. November 2016</text:span></text:p>
      <text:p text:style-name="P79">Inhaltsverzeichnis</text:p>
      <text:p text:style-name="P31"><text:span text:style-name="T8">1.<text:tab/></text:span><text:a xlink:type="simple" xlink:href="#1. Einleitung|outline" text:style-name="Internet_20_link" text:visited-style-name="Visited_20_Internet_20_Link"><text:span text:style-name="T8">Einleitung</text:span></text:a></text:p>
      <text:p text:style-name="P2"><text:span text:style-name="T8">2.<text:tab/></text:span><text:a xlink:type="simple" xlink:href="#2. Grundfunktionen des Programms|outline" text:style-name="Internet_20_link" text:visited-style-name="Visited_20_Internet_20_Link"><text:span text:style-name="T9">Grundfunktionen des Programms</text:span></text:a></text:p>
      <text:p text:style-name="P12"><text:span text:style-name="T8">3.<text:tab/></text:span><text:a xlink:type="simple" xlink:href="#3. Das Laden der Bilder|outline" text:style-name="Internet_20_link" text:visited-style-name="Visited_20_Internet_20_Link"><text:span text:style-name="T8">Das Laden der Bilder</text:span></text:a></text:p>
      <text:p text:style-name="P10"><text:span text:style-name="T14">4</text:span><text:span text:style-name="T8">.<text:tab/></text:span><text:a xlink:type="simple" xlink:href="#4. Die Datenbank|outline" text:style-name="Internet_20_link" text:visited-style-name="Visited_20_Internet_20_Link"><text:span text:style-name="T8">Die Datenbank</text:span></text:a></text:p>
      <text:p text:style-name="P10"><text:span text:style-name="T14">4</text:span><text:span text:style-name="T8">.1<text:tab/></text:span><text:a xlink:type="simple" xlink:href="#4.1 Einstellungen in der Datenbank|outline" text:style-name="Internet_20_link" text:visited-style-name="Visited_20_Internet_20_Link"><text:span text:style-name="T8">Einstellungen in der Datenbank</text:span></text:a></text:p>
      <text:p text:style-name="P10"><text:span text:style-name="T14">4</text:span><text:span text:style-name="T8">.2<text:tab/></text:span><text:a xlink:type="simple" xlink:href="#4.2 Bilder in der Datenbank|outline" text:style-name="Internet_20_link" text:visited-style-name="Visited_20_Internet_20_Link"><text:span text:style-name="T8">Bilder in der Datenbank</text:span></text:a></text:p>
      <text:p text:style-name="P10"><text:span text:style-name="T14">4</text:span><text:span text:style-name="T8">.3<text:tab/></text:span><text:a xlink:type="simple" xlink:href="#4.3 Hinzufügen von Wertepaaren|outline" text:style-name="Internet_20_link" text:visited-style-name="Visited_20_Internet_20_Link"><text:span text:style-name="T8">Hinzufügen von Wertepaaren</text:span></text:a></text:p>
      <text:p text:style-name="P4"><text:span text:style-name="T14">4</text:span><text:span text:style-name="T8">.3.1<text:tab/></text:span><text:a xlink:type="simple" xlink:href="#4.3.1 Aufnahme eines neues Fotos|outline" text:style-name="Internet_20_link" text:visited-style-name="Visited_20_Internet_20_Link"><text:span text:style-name="T8">Aufnahme eines neuen Fotos</text:span></text:a></text:p>
      <text:p text:style-name="P10"><text:span text:style-name="T50">4</text:span>.3.2<text:tab/><text:a xlink:type="simple" xlink:href="#4.3.2 Auswahl eines bereits vorhandenen Bildes|outline" text:style-name="Internet_20_link" text:visited-style-name="Visited_20_Internet_20_Link">Auswahl eines bereits vorhandenen Bildes</text:a></text:p>
      <text:p text:style-name="P33">4.3.3<text:tab/><text:a xlink:type="simple" xlink:href="#4.3.3 Lesen einer externen Datei|outline" text:style-name="Internet_20_link" text:visited-style-name="Visited_20_Internet_20_Link">Lesen einer externen Datei</text:a><office:annotation office:name="__Annotation__818_1603101332"><dc:creator>Unbekannter Autor</dc:creator><dc:date>2016-10-05T10:10:57</dc:date><text:p text:style-name="P87"><text:span text:style-name="T95">Link broken</text:span></text:p></office:annotation></text:p>
      <text:p text:style-name="P10"><text:span text:style-name="T50">5</text:span>.<text:tab/><text:a xlink:type="simple" xlink:href="#5. Datenaustausch mit anderen Systemen|outline" text:style-name="Internet_20_link" text:visited-style-name="Visited_20_Internet_20_Link"><text:span text:style-name="T29">Datenaustausch mit anderen Systemen</text:span></text:a></text:p>
      <text:p text:style-name="P14"><text:span text:style-name="T50">5</text:span>.1<text:tab/><text:a xlink:type="simple" xlink:href="#5.1 Near Field Communication (NFC)|outline" text:style-name="Internet_20_link" text:visited-style-name="Visited_20_Internet_20_Link">Near Field Communication (NFC)</text:a></text:p>
      <text:p text:style-name="P14"><text:span text:style-name="T50">5</text:span>.2<text:tab/><text:a xlink:type="simple" xlink:href="#5.2 Bluetooth|outline" text:style-name="Internet_20_link" text:visited-style-name="Visited_20_Internet_20_Link"><text:span text:style-name="T41">Bluetooth</text:span></text:a></text:p>
      <text:p text:style-name="P15"><text:span text:style-name="T41">5.3<text:tab/></text:span><text:a xlink:type="simple" xlink:href="#5.3 Server|outline" text:style-name="Internet_20_link" text:visited-style-name="Visited_20_Internet_20_Link">Server</text:a></text:p>
      <text:p text:style-name="P16"><text:span text:style-name="T31">5</text:span><text:span text:style-name="T30">.</text:span><text:span text:style-name="T37">4</text:span><text:span text:style-name="T30"><text:tab/></text:span><text:a xlink:type="simple" xlink:href="#5.4 Vergleich und Fazit|outline" text:style-name="Internet_20_link" text:visited-style-name="Visited_20_Internet_20_Link"><text:span text:style-name="T41">Vergleich und Fazit</text:span></text:a></text:p>
      <text:p text:style-name="P17">6.<text:tab/>Entscheidungen während des Projekts</text:p>
      <text:p text:style-name="P17">6.1<text:tab/>Design</text:p>
      <text:p text:style-name="P16"><text:span text:style-name="T47">7</text:span><text:span text:style-name="T41">.<text:tab/></text:span><text:a xlink:type="simple" xlink:href="#7. Danksagungen|outline" text:style-name="Internet_20_link" text:visited-style-name="Visited_20_Internet_20_Link">Danksagungen</text:a></text:p>
      <text:p text:style-name="P31"><text:span text:style-name="T18">8</text:span><text:span text:style-name="T14">.<text:tab/></text:span><text:a xlink:type="simple" xlink:href="#7. Literaturverzeichnis|outline" text:style-name="Internet_20_link" text:visited-style-name="Visited_20_Internet_20_Link"><text:span text:style-name="T8">Literaturverzeichnis</text:span></text:a></text:p>
      <text:p text:style-name="P11"><text:span text:style-name="T62">9</text:span>.<text:tab/><text:a xlink:type="simple" xlink:href="#9. Eidesstattliche Erklärung|outline" text:style-name="Internet_20_link" text:visited-style-name="Visited_20_Internet_20_Link">Eidesstattliche Erklärung</text:a></text:p>
      <text:h text:style-name="P77" text:outline-level="1"><text:span text:style-name="T52">1</text:span><text:span text:style-name="T51">.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66" text:outline-level="1">2. Grundfunktionen des Programms</text:h>
      <text:p text:style-name="P39">Wie oben beschrieben, geht es in NameMemo um die Zuordnung von Namen zu Bildern und das Lernen dieser Verknüpfung. (In der weiteren Arbeit wird von einer Standardzuordnung Name-Bild ausgegangen.)</text:p>
      <text:p text:style-name="P39"/>
      <text:p text:style-name="P39">Dies wird folgendermaßen umgesetzt: Zuerst sieht der Nutzer ein Bild und einen <office:annotation office:name="__Annotation__8874_1841363251"><dc:creator>Unbekannter Autor</dc:creator><dc:date>2016-09-15T18:17:35</dc:date><text:p text:style-name="P87"><text:span text:style-name="T97">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9"/>
      <text:p text:style-name="P39">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87"><text:span text:style-name="T95">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9"/>
      <text:h text:style-name="P65" text:outline-level="1">3. Das Laden der Bilder</text:h>
      <text:p text:style-name="P20">Zu Beginn wurden die anzuzeigenden Bilder in der ImageView durch Bitmaps erzeugt. Macht man allerdings ein neues Foto mit dem von Android bereitgestellten Intent, so muss dieses Bild oft erst noch gedreht werden. Dieser ist notwendig, da die Ausrichtung des <text:span text:style-name="T58">Gerätes</text:span> bei dem Erstellen des Bildes nur in Form von Exif-Daten (vergleichbar mit Metadaten) gespeichert wird. Erzeugt man nun die Bitmap des <text:span text:style-name="T53">gewünschten Bildes, muss man diese Daten erst auslesen und das Bild manuell drehen, bevor sie in die ImageView geladen werden kann. Dies ist sehr teuer, weshalb es bei einigen Geräten zu Abstürzen des Programms führt.</text:span></text:p>
      <text:p text:style-name="P20"/>
      <text:p text:style-name="P6"><text:span text:style-name="T53">Aus diesem Grund verwendet NameMemo nun das Framework</text:span><text:span text:style-name="T42"> Glide, die auf der dazugehörigen GitHub-Seite wie folgt beschrieben wird: „</text:span><text:span text:style-name="T32">Glide is a fast and efficient open source media management and image loading framework for Android that wraps media decoding, memory and disk caching, and resource pooling into a simple and easy to use interface.</text:span><text:span text:style-name="T42">“</text:span><text:span text:style-name="T42"><text:note text:id="ftn1" text:note-class="footnote"><text:note-citation>1</text:note-citation><text:note-body><text:p text:style-name="P60">BUMP</text:p></text:note-body></text:note></text:span><text:span text:style-name="T42"> </text:span><office:annotation office:name="__Annotation__3361_1473481063"><dc:creator>Unbekannter Autor</dc:creator><dc:date>2016-09-16T20:19:28</dc:date><text:p text:style-name="P87"><text:span text:style-name="T95">Write more about it?</text:span></text:p></office:annotation><text:span text:style-name="T43">Glide</text:span><office:annotation-end office:name="__Annotation__3361_1473481063"/><text:span text:style-name="T43"> kümmert sich nicht nur automatisch um die korrekte Rotation des Bildes, sondern sorgt auch für einfache Größenmanipulation dessen. </text:span><text:span text:style-name="T44">Das bedeutet, dass jedes Bild, welches in eine ImageView geladen wird, in seiner Größe angepasst wird.</text:span></text:p>
      <text:p text:style-name="P18"/>
      <text:p text:style-name="P6"><text:span text:style-name="T44">Hier</text:span><text:span text:style-name="T45">für werden beim Start der App Werte</text:span><text:span text:style-name="T44"> </text:span><text:span text:style-name="T45">für Höhe und Breite generiert und gespeichert. D</text:span><text:span text:style-name="T44">ie Breite </text:span><text:span text:style-name="T45">entspricht dabei der Breite</text:span><text:span text:style-name="T44"> jener Fläche des Displays, dass die Anwendung enthält.</text:span><text:span text:style-name="T44"><text:note text:id="ftn2" text:note-class="footnote"><text:note-citation>2</text:note-citation><text:note-body><text:p text:style-name="P59">ANDROID</text:p></text:note-body></text:note></text:span><text:span text:style-name="T44"> </text:span><text:span text:style-name="T45">Die Höhe allerdings entspricht nur 75% der Höhe jener Fläche um dem Platzanspruch der Action Bar gerecht </text:span><text:soft-page-break/><text:span text:style-name="T45">zu werden. Für die </text:span><office:annotation office:name="__Annotation__413_1426612400"><dc:creator>Unbekannter Autor</dc:creator><dc:date>2016-09-20T20:33:55</dc:date><text:p text:style-name="P87"><text:span text:style-name="T96">Meh..?</text:span></text:p></office:annotation><text:span text:style-name="T45">„normale“</text:span><office:annotation-end office:name="__Annotation__413_1426612400"/><text:span text:style-name="T45">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9"/>
      <text:h text:style-name="P67" text:outline-level="1">4. Die Datenbank</text:h>
      <text:p text:style-name="P21">Wie oben bereits erwähnt, wird zum Speichern sowohl der <office:annotation office:name="__Annotation__3379_1473481063"><dc:creator>Unbekannter Autor</dc:creator><dc:date>2016-09-16T20:32:57</dc:date><text:p text:style-name="P87"><text:span text:style-name="T96">Change?</text:span></text:p></office:annotation>„Bilderdaten“<office:annotation-end office:name="__Annotation__3379_1473481063"/> als auch der Einstellungen eine Datenbank verwendet um die Daten bei einem Schließen der Anwendung nicht zu verlieren.</text:p>
      <text:p text:style-name="P22">Zu diesem Zweck wird Engine SQLite eingesetzt, da sie bereits auf jedem Android-gerät vorhanden ist. <text:span text:style-name="T54">Die beiden Tabellen „</text:span><text:span text:style-name="T33">settings</text:span><text:span text:style-name="T54">“ und „</text:span><text:span text:style-name="T33">pictures</text:span><text:span text:style-name="T54">“ werden von je einer </text:span><text:span text:style-name="T33">DAO</text:span><text:span text:style-name="T54"> (</text:span><text:span text:style-name="T33">Data Access Object</text:span><text:span text:style-name="T54">)-Klasse verwaltet. Nur darauf wird im sonstigen Code zugegriffen und so sind sie für die gesamte Interaktion mit der Datenbank zuständig.</text:span></text:p>
      <text:p text:style-name="P22"/>
      <text:h text:style-name="P71" text:outline-level="2">4.1 Einstellungen in der Datenbank</text:h>
      <text:p text:style-name="P23"><text:span text:style-name="T8">Die Tabelle </text:span><text:span text:style-name="T71">settings</text:span><text:span text:style-name="T8">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8">2.</text:span></text:a><text:span text:style-name="T8">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6">Gerätes</text:span><text:span text:style-name="T8"> einen Android üblichen Intent oder einen einfacher gehaltenen Dialog in Listenform verwenden möchte </text:span><text:span text:style-name="T15">(Standard: Intent).</text:span></text:p>
      <text:p text:style-name="P23"/>
      <text:p text:style-name="P24">Die Standardwerte werden bei dem Starten des Programms gesetzt, sofern die Einträge nicht bereits in der Datenbank vorhanden sind, also im Normalfall nur bei dem ersten Start der App oder nach einem Reset.</text:p>
      <text:p text:style-name="P24">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4"/>
      <text:p text:style-name="P25">Auf technischer Ebene besteht jede „Einstellung“ aus einem String („<text:span text:style-name="T41">Kennung</text:span>“) und einer <text:soft-page-break/>Ganzzahl („<text:span text:style-name="T41">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5">onStart()</text:span> und bei einer Änderung aus der Datenbank ausgelesen.</text:p>
      <text:p text:style-name="P25"/>
      <text:h text:style-name="P72" text:outline-level="2">4.2 Bilder in der Datenbank</text:h>
      <text:p text:style-name="P8">In der anderen Tabelle –<text:span text:style-name="T28"> </text:span><text:span text:style-name="T73">pictures</text:span> – werden die verschiedenen benötigten Daten zu den jeweiligen Bildern gesichert. Zum einen wird der Pfad zu der <text:span text:style-name="T56">entsprechenden </text:span>Bilddatei gespeichert. <text:span text:style-name="T56">E</text:span>s wird darauf verzichtet, die Datei aus der Datenbank rekonstruieren zu können, um Speicherplatz und Ressourcen zu sparen. Weiter w<text:span text:style-name="T56">e</text:span>rd<text:span text:style-name="T56">en</text:span> der vom Nutzer zugeordnete Name, <text:span text:style-name="T55">die Anzahl an Gesamtaufrufen und die Anzahl an positiven Rückmeldungen des Nutzer (drücken von „Ja“) in Folge gesichert. Letzterer Wert wird auf 0 zurückgesetzt, sobald nach Erscheinen des Bildes auf „Nein“ gedrückt wird.</text:span></text:p>
      <text:p text:style-name="P8"/>
      <text:p text:style-name="P9">Der Pfad der Bilder ist dabei der Primärschlüssel der Tabelle, was bewirkt, dass man eine Bilddatei nicht mehrmals verwenden kann. <text:span text:style-name="T57">Dadurch kann man eine gesuchte Zeile durch eben diesen Pfad genau identifizieren um sie dann zu ändern. </text:span><office:annotation office:name="__Annotation__412_1426612400"><dc:creator>Unbekannter Autor</dc:creator><dc:date>2016-09-20T20:33:16</dc:date><text:p text:style-name="P87"><text:span text:style-name="T96">Necessary?</text:span></text:p></office:annotation><text:span text:style-name="T57">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9"/>
      <text:h text:style-name="P73" text:outline-level="2">4.3 Hinzufügen von Wertepaaren</text:h>
      <text:p text:style-name="P26">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8">geräteinternen </text:span>Kamera und das Auswählen eines bereits vorhandenen Bildes in dem Speicher des Handys.</text:p>
      <text:p text:style-name="P9"/>
      <text:h text:style-name="P78" text:outline-level="3"><office:annotation-end office:name="__Annotation__412_1426612400"/>4.3.1 Aufnahme eines neues Fotos</text:h>
      <text:p text:style-name="P27">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1">Pictures</text:span>“, heißt wie die App, also „NameMemo“ und wird vom Programm angelegt, falls er noch nicht existiert.</text:p>
      <text:p text:style-name="P5"/>
      <text:p text:style-name="P27"><text:span text:style-name="T59">Dieses</text:span> Feature <text:span text:style-name="T59">benötigt keine besonderen Berechtigungen, da es die Kamera nicht direkt, sondern über einen standardisierten Intent verwendet.</text:span></text:p>
      <text:p text:style-name="P27"/>
      <text:h text:style-name="P78" text:outline-level="3">4.3.2 Auswahl eines bereits vorhandenen Bildes</text:h>
      <text:p text:style-name="P28">Eine weitere Möglichkeit ist es, Dateien zu verwenden, welche bereits im Speicher vorhanden ist. Dafür gibt es nun wiederum zwei Varianten. Welche verwendet wird, kann im Einstellungsdialog ausgewählt werden.</text:p>
      <text:p text:style-name="P28"/>
      <text:p text:style-name="P28">Zum einen kann man seine Bilddatei in gewohnter Weise mithilfe von <office:annotation office:name="__Annotation__447_82017341"><dc:creator>Unbekannter Autor</dc:creator><dc:date>2016-09-25T21:09:33</dc:date><text:p text:style-name="P87"><text:span text:style-name="T96">???</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8"/>
      <text:p text:style-name="P28">Zum and<text:span text:style-name="T60">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87"><text:span text:style-name="T95">Difference between “</text:span><text:span text:style-name="T96">Verzeichnis</text:span><text:span text:style-name="T95">“ and “Ordner“?</text:span></text:p></office:annotation><text:span text:style-name="T60">Verzeichnis</text:span><office:annotation-end office:name="__Annotation__468_82017341"/><text:span text:style-name="T60">, sowie ganz oben ein Eintrag „..“ angezeigt. Wählt man „..“ aus, gelangt man im Dateisystem eine Ebene nach oben und wählt man einen Ordner aus, gelangt man in diesen. Gestartet wird in dem App-eigenen Verzeichnis für Bilder, wie oben beschrieben.</text:span></text:p>
      <text:p text:style-name="P28"/>
      <text:p text:style-name="P29">Bei beiden Varianten wird man, sobald man seine Auswahl getroffen hat, aufgefordert, einen Namen zu dem Bild einzugeben. Nach der Eingabe wird der Eintrag in der Datenbank abgespeichert.</text:p>
      <text:p text:style-name="P29"/>
      <text:h text:style-name="Heading_20_3" text:outline-level="3">4.3.3 Lesen einer externen Datei</text:h>
      <text:p text:style-name="P40">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87"><text:span text:style-name="T95">Better word?</text:span></text:p></office:annotation>arbeiten<office:annotation-end office:name="__Annotation__785_1603101332"/>. <text:span text:style-name="T20">Die Handlungsmöglichkeiten durch den Nutzer werden dabei in einem </text:span><text:soft-page-break/><text:span text:style-name="T20">Dialog dargestellt, welcher in der abstrakten Klasse </text:span><text:span text:style-name="T76">net.Net</text:span><text:span text:style-name="T20"> implementiert ist. Diese benutzt dann, je nach Auswahl, verschiedene Methoden der Helferklassen </text:span><text:span text:style-name="T76">database.ImportNewDb</text:span><text:span text:style-name="T20"> oder </text:span><text:span text:style-name="T76">main.Helper</text:span><text:span text:style-name="T20">. Die Auswahlmöglichkeiten sind folgende:</text:span></text:p>
      <text:list xml:id="list5309985726472405986" text:style-name="L1">
        <text:list-item>
          <text:p text:style-name="P80"><text:span text:style-name="T20">E</text:span><text:span text:style-name="T8">rsetzen der kompletten, aktuellen Datenbankdatei mit der neuen.</text:span></text:p>
        </text:list-item>
        <text:list-item>
          <text:p text:style-name="P81">Erzeugen einer Liste mit in der momentanen Datenbank noch nicht vorhandenen Einträgen. Der Nutzer kann die gewünschten Datenpaare dann einzeln übernehmen.</text:p>
        </text:list-item>
        <text:list-item>
          <text:p text:style-name="P81">Erzeugen einer Liste wie oben, aber auch mit aktualisierten Einträgen. Das Vorgehen ist entsprechend.</text:p>
        </text:list-item>
        <text:list-item>
          <text:p text:style-name="P82">Löschen der neuen Datei. Dieser Schritt wird bei jedem Abschluss automatisch ausgeführt und entspricht hier einem Abbruch.</text:p>
        </text:list-item>
      </text:list>
      <text:p text:style-name="P29"/>
      <text:h text:style-name="P68" text:outline-level="1">5. Datenaustausch mit anderen Systemen</text:h>
      <text:p text:style-name="P41"><office:annotation office:name="__Annotation__587_1435710539"><dc:creator>Unbekannter Autor</dc:creator><dc:date>2016-09-27T08:51:03</dc:date><text:p text:style-name="P87"><text:span text:style-name="T96">Change?</text:span></text:p></office:annotation>Soviel nun zu der lokalen Funktionsweise des Programms. <text:span text:style-name="T61">Kommen wir nun zu dem Kernaspekt der App: dem Datenaustausch mit anderen Systemen.</text:span><office:annotation-end office:name="__Annotation__587_1435710539"/><text:span text:style-name="T61"> Mit der Anwendung ist es möglich, die Tabelle </text:span><text:span text:style-name="T74">pictures</text:span><text:span text:style-name="T61"> der Datenbank mit anderen Systemen zu teilen und seinen Fortschritt somit zu synchronisieren. </text:span><text:span text:style-name="T46">Im Folgenden werden drei Varianten vorgestellt werden: </text:span><text:span text:style-name="T48">d</text:span><text:span text:style-name="T46">ie Übertragung mithilfe von </text:span><text:span text:style-name="T34">N</text:span><text:span text:style-name="T35">ear Field Communication </text:span><text:span text:style-name="T49">(NFC)</text:span><text:span text:style-name="T46">, via Bluetooth und mithilfe eines festen Servers im Internet. </text:span><text:span text:style-name="T47">Implementiert sind allerdings nur die ersten beiden. Warum, wird in </text:span><text:a xlink:type="simple" xlink:href="#5.4 Vergleich und Fazit|outline" text:style-name="Internet_20_link" text:visited-style-name="Visited_20_Internet_20_Link">Punkt 5.4</text:a><text:span text:style-name="T47"> genauer erläutert.</text:span></text:p>
      <text:p text:style-name="P42"/>
      <text:p text:style-name="P43"><text:span text:style-name="T41">Die beiden implementierten Ausführungen</text:span><text:span text:style-name="T47"> werden jeweils in einer separaten </text:span><text:span text:style-name="T30">Activity</text:span><text:span text:style-name="T47"> umgesetzt. Somit gibt es 3 </text:span><text:span text:style-name="T41">Activitys</text:span><text:span text:style-name="T47">: eine für das Hauptprogramm, eine für Bluetooth und </text:span><text:span text:style-name="T49">eine für </text:span><text:span text:style-name="T30">NFC</text:span><text:span text:style-name="T47">. Wie es zu dieser Entscheidung kam, wird in </text:span><office:annotation office:name="__Annotation__580_835099659"><dc:creator>Unbekannter Autor</dc:creator><dc:date>2016-09-29T20:49:53</dc:date><text:p text:style-name="P87"><text:span text:style-name="T96">Link</text:span></text:p></office:annotation><text:span text:style-name="T47">Punkt 6.1</text:span><office:annotation-end office:name="__Annotation__580_835099659"/><text:span text:style-name="T47"> dargelegt. </text:span></text:p>
      <text:p text:style-name="P41"/>
      <text:h text:style-name="P74" text:outline-level="2">5.1 <text:span text:style-name="T30">Near Field Communication (NFC</text:span>)</text:h>
      <text:p text:style-name="P44"><text:span text:style-name="T30">Near Field Communication</text:span> wurde 2002 gemeinsam von Sony und <text:span text:style-name="T30">NXP</text:span> <text:span text:style-name="T30">Semiconductors</text:span> entwickelt und ermöglicht es, eine drahtlose Verbindung zwischen zwei Geräten <text:span text:style-name="T66">oder zwischen einem Gerät und einem NFC-Tag</text:span> aufzubauen, indem diese nahe aneinander gehalten werden. <text:span text:style-name="T81">Die Reichweite beträgt dabei wenige Zentimeter</text:span>. Sobald sich<text:span text:style-name="T66"> zwei Partner </text:span>nahe genug kommen, wird die Verbindung hergestellt. <text:span text:style-name="T81">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87"><text:span text:style-name="T96">Bsp?</text:span></text:p></office:annotation><text:span text:style-name="T65"> oder auch kleinere Dateien </text:span><text:soft-page-break/><text:span text:style-name="T65">schnell und einfach zu übertragen.</text:span><text:span text:style-name="T65"><text:note text:id="ftn3" text:note-class="footnote"><text:note-citation>3</text:note-citation><text:note-body><text:p text:style-name="P61"><text:span text:style-name="T67">Vgl. </text:span>CURRAN 2012, 371</text:p></text:note-body></text:note></text:span></text:p>
      <text:p text:style-name="P34"/>
      <text:p text:style-name="P37">Geräte, welche mit Android laufen und NFC unterstützen, besitzen drei <text:span text:style-name="T81">v</text:span>erschiedene Betriebsarten:</text:p>
      <text:list xml:id="list7970134855245337485" text:style-name="L2">
        <text:list-item>
          <text:p text:style-name="P86">Lese- / Schreibmodus: Ermöglicht es dem Gerät NFC Tags oder Sticker zu lesen und / oder zu schreiben.</text:p>
        </text:list-item>
        <text:list-item>
          <text:p text:style-name="P83"><text:span text:style-name="T68">P2P-Modus: Ermöglicht es dem Gerät, Daten mit anderen gleichstehenden Geräten auszutauschen. Dieser Modus benutzt Android </text:span><text:span text:style-name="T36">Beam</text:span><text:span text:style-name="T68">.</text:span></text:p>
        </text:list-item>
        <text:list-item>
          <text:p text:style-name="P84">Kartenemulationsmodus: Ermöglicht es dem Gerät, selbst als NFC Karte zu agieren. Die emulierte Karte kann dann von anderen externen NFC-Lesern gelesen werden.<text:note text:id="ftn4" text:note-class="footnote"><text:note-citation>4</text:note-citation><text:note-body><text:p text:style-name="P62">Vgl. ANDROID</text:p></text:note-body></text:note></text:p>
        </text:list-item>
      </text:list>
      <text:p text:style-name="P38"/>
      <text:p text:style-name="P35"><text:span text:style-name="T83">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38">Dateiübertragungs-</text:span><text:span text:style-name="T70">API übertragen. Um diese Funktion nutzen zu können, werden zwei NFC-fähige Geräte mit <text:s/>Android 4.1 oder höher benötigt. Diese beiden Kriterien werden daher im </text:span><text:span text:style-name="T77">onCreate()</text:span><text:span text:style-name="T70"> der Activity geprüft, die für die Datenübertragung via NFC zuständig und für beide Partner gleich ist. Danach wird in </text:span><text:span text:style-name="T77">onStart()</text:span><text:span text:style-name="T70">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79">NfcAdapter.setBeamPushUris(datenbankdatei,</text:span><text:span text:style-name="T72">this</text:span><text:span text:style-name="T79">)</text:span><text:span text:style-name="T70">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87"><text:span text:style-name="T95">Right word?</text:span></text:p></office:annotation><text:span text:style-name="T70">Feedback</text:span><office:annotation-end office:name="__Annotation__848_2001890266"/><text:span text:style-name="T70"> gibt, bei dem Empfänger auf den Button gedrückt werden um den in </text:span>Punkt 4.3.3<text:span text:style-name="T70"> beschriebenen Vorgang zu starten.</text:span></text:p>
      <text:p text:style-name="P45"/>
      <text:h text:style-name="P75" text:outline-level="2">5.2 Bluetooth<office:annotation><dc:creator>Unbekannter Autor</dc:creator><dc:date>2016-10-07T20:46:55</dc:date><text:p text:style-name="P87"><text:span text:style-name="T95">Transition</text:span><text:span text:style-name="T96">?</text:span></text:p></office:annotation></text:h>
      <text:p text:style-name="P46">Der Kern der Bluetooth-Spezifikation definiert die Technologie als Baustein für Entwickler, die <text:soft-page-break/>damit interoperable Geräte produzieren und somit zu einem florierenden Bluetooth-Ökosystem beitragen können. <text:span text:style-name="T84">Sie wird von der </text:span><text:span text:style-name="T5">Bluetooth Special Interest Group (SIG</text:span><text:span text:style-name="T84">) überwacht und von den </text:span><text:span text:style-name="T5">Bluetooth SIG Working Groups</text:span><text:span text:style-name="T84"> regelmäßig aktualisiert und verbessert um sich dem sich entwickelnden Markt anzupassen. Man unterscheidet grundlegend zwischen zwei Varianten von Bluetooth: </text:span><text:span text:style-name="T5">Bluetooth Basic Rate/</text:span><text:span text:style-name="T39">Enhanced</text:span><text:span text:style-name="T5"> Data Rate (BR/EDR)</text:span><text:span text:style-name="T84">, verabschiedet als Version 2.0/2.1 und </text:span><text:span text:style-name="T5">Bluetooth </text:span><text:span text:style-name="T39">with low energy</text:span><text:span text:style-name="T5"> (LE)</text:span><text:span text:style-name="T85">, </text:span><text:span text:style-name="T86">verabschiedet als Version 4.0/4.1/4.2. </text:span><text:span text:style-name="T87">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87"><text:span text:style-name="T95">Better word</text:span><text:span text:style-name="T96">?</text:span></text:p></office:annotation><text:span text:style-name="T87">Stöße</text:span><office:annotation-end office:name="__Annotation__1084_1319167748"/><text:span text:style-name="T87"> von Funkverbindungen über längere Distanz und schont somit eine eventuell vorhandene Batterie. Geräte wie Smartphones oder Tablets arbeiten im</text:span><text:span text:style-name="T6"> Dual-Mode</text:span><text:span text:style-name="T87">, können sich also sowohl mit BR/EDR- als auch mit LE-Geräten verbinden.</text:span><text:span text:style-name="T84"><text:note text:id="ftn5" text:note-class="footnote"><text:note-citation>5</text:note-citation><text:note-body><text:p text:style-name="P63"><text:span text:style-name="T88">Vgl. </text:span>BLUETOOTH</text:p></text:note-body></text:note></text:span></text:p>
      <text:p text:style-name="P46"/>
      <text:p text:style-name="P47">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64">Vgl. ANDROID</text:p></text:note-body></text:note></text:p>
      <text:p text:style-name="P47"/>
      <text:p text:style-name="P36">In NameMemo gelangt man, nach entsprechender Auswahl, auf die <text:span text:style-name="Code">BluetoothActivity</text:span>, <text:span text:style-name="T89">wo in </text:span><text:span text:style-name="T78">onCreate()</text:span><text:span text:style-name="T89"> geprüft wird, ob das Gerät Bluetooth unterstützt. Ist dies der Fall, wird in </text:span><text:span text:style-name="T78">onStart()</text:span><text:span text:style-name="T89"> noch kontrolliert, ob Bluetooth auch aktiviert ist und der Nutzer gegebenenfalls durch einen Dialog des Systems dazu aufgefordert dies nachzuholen. Wird dies abgelehnt, kehrt man wieder zur </text:span><text:span text:style-name="T78">MainActivity</text:span><text:span text:style-name="T89"> zurück. Ist man allerdings erfolgreich in der Activity angekommen, wird ein neuer </text:span><text:span text:style-name="T90">„Server“</text:span><text:span text:style-name="T89">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90">Server </text:span><text:span text:style-name="T92">geschlossen und es wird ein </text:span><text:span text:style-name="T91">„Client“</text:span><text:span text:style-name="T92"> erstellt, welcher dann versucht mit dem </text:span><text:span text:style-name="T91">Server</text:span><text:span text:style-name="T92"> der anderen Partei eine </text:span><text:span text:style-name="T91">Verbindung</text:span><text:span text:style-name="T92"> herzustellen.</text:span></text:p>
      <text:p text:style-name="P48"/>
      <text:p text:style-name="P36"><text:span text:style-name="T92">Doch nun zu den Details: Da eine Verbindung via Bluetooth keine Server-Client-, sondern eine Peer-to-Peer-Verbindung ist, werden in dem Sinne keine echten Server oder Clients erstellt. Die </text:span><text:soft-page-break/><text:span text:style-name="T93">verwendeten </text:span><text:span text:style-name="T92">Begriffe dienen nur zur Veranschaulichung der eingenommenen Rolle. So wird im </text:span><text:span text:style-name="T80">onStart()</text:span><text:span text:style-name="T92"> der Activity ein </text:span><text:span text:style-name="T40">Thread</text:span><text:span text:style-name="T92"> gestartet, welcher nach einer eingehenden Verbindung lauscht (</text:span><text:span text:style-name="T7">AcceptThread</text:span><text:span text:style-name="T92">).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92">). Diese Verbindung besteht dann in einem weiteren Thread, welcher auf beiden Verbindungspartnern läuft und den weiteren Datenaustausch ermöglicht (</text:span><text:span text:style-name="T7">HandleThread</text:span><text:span text:style-name="T92">).</text:span></text:p>
      <text:p text:style-name="P48"/>
      <text:p text:style-name="P85">Wurde eine Verbindung hergestellt und der HandleThread gestartet, so erscheint statt der oben genannten Liste nun auf beiden Geräten ein Button zum Senden, welcher nun von dem entsprechenden Part gedrückt werden soll. Ist dies geschehen wird <text:span text:style-name="T94">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4"/>
      <text:h text:style-name="P75" text:outline-level="2">5.3 Server</text:h>
      <text:p text:style-name="P34"/>
      <text:p text:style-name="P34"/>
      <text:h text:style-name="P75" text:outline-level="2">5.4 Vergleich und Fazit</text:h>
      <text:p text:style-name="P34"/>
      <text:h text:style-name="P70" text:outline-level="1"><text:span text:style-name="T69">7</text:span>. Danksagungen</text:h>
      <text:p text:style-name="P32">- <text:span text:style-name="T82">Dominik Okwieka</text:span></text:p>
      <text:p text:style-name="P32">- <text:span text:style-name="T61">Alle Korrekturleser</text:span></text:p>
      <text:p text:style-name="P32">- <text:span text:style-name="T61">StackOverflow</text:span></text:p>
      <text:p text:style-name="P32"/>
      <text:h text:style-name="P69" text:outline-level="1"><text:span text:style-name="T19">8</text:span><office:annotation office:name="__Annotation__3390_2079085693"><dc:creator>Unbekannter Autor</dc:creator><dc:date>2016-09-22T14:28:02</dc:date><text:p text:style-name="P87"><text:span text:style-name="T95">Quotation correct?</text:span></text:p></office:annotation><text:span text:style-name="T8">. Litera</text:span><text:span text:style-name="T17">turverzeichnis</text:span><office:annotation-end office:name="__Annotation__3390_2079085693"/></text:h>
      <text:p text:style-name="P52"><text:span text:style-name="T21">B</text:span><text:span text:style-name="T22">UMP</text:span><text:span text:style-name="T21"> Technologies: </text:span><text:span text:style-name="T23">Glide</text:span><text:span text:style-name="T8">, </text:span><text:a xlink:type="simple" xlink:href="https://github.com/bumptech/glide/blob/master/README.md" text:style-name="Internet_20_link" text:visited-style-name="Visited_20_Internet_20_Link"><text:span text:style-name="T8">https://github.com/bumptech/glide/blob/master/README.md</text:span></text:a><text:span text:style-name="T8"> vom 13.07.2016, aufgerufen am 16.09.2016</text:span></text:p>
      <text:p text:style-name="P52"><text:span text:style-name="T21">A</text:span><text:span text:style-name="T22">NDROID</text:span><text:span text:style-name="T21"> Open Source Project: </text:span><text:span text:style-name="T23">Display</text:span><text:span text:style-name="T8">, </text:span><text:a xlink:type="simple" xlink:href="https://developer.android.com/reference/android/view/Display.html" text:style-name="Internet_20_link" text:visited-style-name="Visited_20_Internet_20_Link"><text:span text:style-name="T8">https://developer.android.com/reference/android/view/Display.html</text:span></text:a><text:span text:style-name="T8">, aufgerufen am 20.09.2016</text:span></text:p>
      <text:p text:style-name="P53"><text:span text:style-name="T27">CUNO,</text:span><text:span text:style-name="T8"> Andrea: </text:span><text:span text:style-name="T23">Near Field Communication</text:span><text:span text:style-name="T24">, </text:span><text:a xlink:type="simple" xlink:href="https://www.net.in.tum.de/fileadmin/TUM/NET/NET-2010-08-2/NET-2010-08-2_01.pdf" text:style-name="Internet_20_link" text:visited-style-name="Visited_20_Internet_20_Link"><text:span text:style-name="T8">https://www.net.in.tum.de/fileadmin/TUM/NET/NET-2010-08-2/NET-2010-08-2_01.pdf</text:span></text:a><text:span text:style-name="T24">,</text:span><text:span text:style-name="T10"> aufgerufen</text:span><text:span text:style-name="T24"> am 29.09.2016</text:span></text:p>
      <text:p text:style-name="P54"><text:span text:style-name="T24">C</text:span><text:span text:style-name="T25">URRAN</text:span><text:span text:style-name="T24">, Kevin; Millar, Amanda; Garvey, Conor Mc.: </text:span><text:span text:style-name="T23">International Journal of Electrical and Computer Engineering </text:span><text:span text:style-name="T26">Vol. 2 No. 3, </text:span><text:span text:style-name="T11">von Juni 2012, Seite 371 (</text:span><text:a xlink:type="simple" xlink:href="http://search.proquest.com/openview/822cf597b6e8dab49e0eb29493af13e9/1?pq-origsite=gscholar" text:style-name="Internet_20_link" text:visited-style-name="Visited_20_Internet_20_Link"><text:span text:style-name="T8">http://search.proquest.com/openview/822cf597b6e8dab49e0eb29493af13e9/1</text:span></text:a><text:span text:style-name="T11">)</text:span></text:p>
      <text:p text:style-name="P55"><text:span text:style-name="T11">E</text:span><text:span text:style-name="T10">CMA International: </text:span><text:span text:style-name="T13">Near Field Communication - Interface and Protocol (NFCIP-1)</text:span><text:span text:style-name="T10"> </text:span><text:span text:style-name="T12">3. Auflage, </text:span><text:span text:style-name="T63">Juni 2013 (</text:span><text:a xlink:type="simple" xlink:href="http://www.ecma-international.org/publications/files/ECMA-ST/Ecma-340.pdf" text:style-name="Internet_20_link" text:visited-style-name="Visited_20_Internet_20_Link"><text:span text:style-name="T8">http://www.ecma-international.org/publications/files/ECMA-ST/Ecma-340.pdf</text:span></text:a><text:span text:style-name="T63">)</text:span></text:p>
      <text:p text:style-name="P56"><text:span text:style-name="T63">ANDROID Open Source Project: </text:span><text:span text:style-name="T64">Near Field Communication</text:span><text:span text:style-name="T63">, </text:span><text:a xlink:type="simple" xlink:href="https://developer.android.com/guide/topics/connectivity/nfc/index.html" text:style-name="Internet_20_link" text:visited-style-name="Visited_20_Internet_20_Link"><text:span text:style-name="T8">https://developer.android.com/guide/topics/connectivity/nfc/index.html</text:span></text:a><text:span text:style-name="T63">, aufgerufen am 01.10.2016</text:span></text:p>
      <text:p text:style-name="P57"><text:span text:style-name="T63">BLUETOOTH SIG, Inc.: </text:span><text:span text:style-name="T64">Bluetooth Core Specification</text:span><text:span text:style-name="T63">, </text:span><text:a xlink:type="simple" xlink:href="https://www.bluetooth.com/specifications/bluetooth-core-specification" text:style-name="Internet_20_link" text:visited-style-name="Visited_20_Internet_20_Link">https://www.bluetooth.com/specifications/bluetooth-core-specification</text:a><text:span text:style-name="T63">, aufgerufen am 07.10.2016, 2016</text:span></text:p>
      <text:p text:style-name="P58"><text:span text:style-name="T63">ANDROID Open Source Project: </text:span><text:span text:style-name="T64">Bluetooth</text:span><text:span text:style-name="T63">, </text:span><text:a xlink:type="simple" xlink:href="https://developer.android.com/guide/topics/connectivity/bluetooth.html" text:style-name="Internet_20_link" text:visited-style-name="Visited_20_Internet_20_Link">https://developer.android.com/guide/topics/connectivity/bluetooth.html</text:a><text:span text:style-name="T63">, aufgerufen am 07.10.2016</text:span></text:p>
      <text:h text:style-name="P70" text:outline-level="1"><text:span text:style-name="T69">9</text:span>. Eidesstattliche Erklärung</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1</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8T13:40:08.384000000</dc:date>
    <meta:editing-duration>P1DT16H9M7S</meta:editing-duration>
    <meta:editing-cycles>106</meta:editing-cycles>
    <meta:generator>LibreOffice/5.0.5.2$Windows_X86_64 LibreOffice_project/55b006a02d247b5f7215fc6ea0fde844b30035b3</meta:generator>
    <meta:document-statistic meta:table-count="0" meta:image-count="0" meta:object-count="0" meta:page-count="13" meta:paragraph-count="109" meta:word-count="3042" meta:character-count="21475" meta:non-whitespace-character-count="18540"/>
  </office:meta>
</office:document-meta>
</file>